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Challenge 01<text:s/></text:span><text:span text:style-name="T2"/></text:p>
      <text:p text:style-name="P1"><text:span text:style-name="T3"/></text:p>
      <text:p text:style-name="P1"><text:span text:style-name="T4">Approach:</text:span></text:p>
      <text:p text:style-name="P1"><text:span text:style-name="T5">Initially, I attempted to connect to the server at 10.0.0.1 without success. Shifting gears, I accessed the switch directly and entered its Configuration tab. By examining fastEthernet 0/1, I accessed the Command Line Interface (CLI) and executed two critical commands:</text:span></text:p>
      <text:p text:style-name="P1"><text:span text:style-name="T5"/></text:p>
      <text:p text:style-name="P1"><text:span text:style-name="T5">(config)#exit</text:span></text:p>
      <text:p text:style-name="P1"><text:span text:style-name="T5">#copy running-config startup-config</text:span></text:p>
      <text:p text:style-name="P1"><text:span text:style-name="T5"/></text:p>
      <text:p text:style-name="P1"><text:span text:style-name="T6">Solution</text:span><text:span text:style-name="T7">:</text:span></text:p>
      <text:p text:style-name="P1"><text:span text:style-name="T7">These commands salvaged the running configuration from volatile memory, ensuring vital network settings were retained. Additionally, exporting these configurations unveiled a noteworthy command:</text:span></text:p>
      <text:p text:style-name="P1"><text:span text:style-name="T7">username net privilege 1 password 0 game</text:span></text:p>
      <text:p text:style-name="P1"><text:span text:style-name="T7">This provided access credentials: Username: net Password: game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8">Challenge 02: Exploring MAC Address Storage and Packet Forwarding</text:span><text:span text:style-name="T9"/></text:p>
      <text:p text:style-name="P1"><text:span text:style-name="T9"/></text:p>
      <text:p text:style-name="P1"><text:span text:style-name="T10">Approach</text:span><text:span text:style-name="T11">:</text:span></text:p>
      <text:p text:style-name="P1"><text:span text:style-name="T11">With a focus on understanding MAC address management within switches, I initiated a series of changes to observe their impact.</text:span></text:p>
      <text:p text:style-name="P1"><text:span text:style-name="T11"/></text:p>
      <text:p text:style-name="P1"><text:span text:style-name="T12">Solution:</text:span></text:p>
      <text:p text:style-name="P1"><text:span text:style-name="T13">Through meticulous observation, I scrutinized the dynamics of MAC address alterations and delved into the intricate logic governing packet forwarding.</text:span></text:p>
      <text:p text:style-name="P1"><text:span text:style-name="T13"/></text:p>
      <text:p text:style-name="P1"><text:span text:style-name="T13">This exploration not only enhanced my comprehension of switch functionality but also provided invaluable insights into network architecture and operation.</text:span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4">Challenge 03: VLAN Configuration and Troubleshooting</text:span></text:p>
      <text:p text:style-name="P1"><text:span text:style-name="T15"/></text:p>
      <text:p text:style-name="P1"><text:span text:style-name="T15">Approach:</text:span></text:p>
      <text:p text:style-name="P1"><text:span text:style-name="T16">Our initial focus was on assessing the VLAN status, aiming to identify any discrepancies and rectify them accordingly.</text:span></text:p>
      <text:p text:style-name="P1"><text:span text:style-name="T16"/></text:p>
      <text:p text:style-name="P1"><text:span text:style-name="T17">Solution:</text:span></text:p>
      <text:p text:style-name="P1"><text:span text:style-name="T18">Upon scrutinizing packet communication, a critical issue emerged: Bob and Vicer were allocated to separate VLANs, impeding their communication. To resolve this, we strategically adjusted the VLAN configuration for fastEthernet 0/3 on the admin switch, transitioning it from VLAN 2 to VLAN 1.</text:span></text:p>
      <text:p text:style-name="P1"><text:span text:style-name="T18"/></text:p>
      <text:p text:style-name="P2"><draw:frame text:anchor-type="as-char" svg:width="152.40mm" svg:height="38.63mm" style:rel-width="scale" style:rel-height="scale"><draw:object-ole xlink:href="OleObj1"/><draw:image xlink:href="ObjectReplacements/OleObj1"/></draw:frame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9">Challenge 04: Hostname Configuration on Cisco Switches</text:span></text:p>
      <text:p text:style-name="P2"><text:span text:style-name="T19"/></text:p>
      <text:p text:style-name="P2"><text:span text:style-name="T20">Approach:</text:span></text:p>
      <text:p text:style-name="P2"><text:span text:style-name="T21">Understanding the intricacies of configuring hostnames on Cisco switches was our primary focus. We delved into available methods tailored for switches running IOS.</text:span></text:p>
      <text:p text:style-name="P2"><text:span text:style-name="T21"/></text:p>
      <text:p text:style-name="P2"><text:span text:style-name="T22">Solution:</text:span></text:p>
      <text:p text:style-name="P2"><text:span text:style-name="T23">Our research led us to employ the following command sequence, optimized for Cisco switches operating on IOS:</text:span></text:p>
      <text:p text:style-name="P2"><text:span text:style-name="T23"/></text:p>
      <text:p text:style-name="P2"><text:span text:style-name="T23">Switch# configure terminal</text:span></text:p>
      <text:p text:style-name="P2"><text:span text:style-name="T23">Switch(config)# hostname R1</text:span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4">Challenge 05: Addressing Line Connectivity Issues</text:span></text:p>
      <text:p text:style-name="P2"><text:span text:style-name="T24"/></text:p>
      <text:p text:style-name="P2"><text:span text:style-name="T25">Approach:</text:span></text:p>
      <text:p text:style-name="P2"><text:span text:style-name="T26">Our approach centered on comprehending and resolving connectivity issues between lines.</text:span></text:p>
      <text:p text:style-name="P2"><text:span text:style-name="T26"/></text:p>
      <text:p text:style-name="P2"><text:span text:style-name="T27">Solution:</text:span></text:p>
      <text:p text:style-name="P2"><text:span text:style-name="T28">Upon identifying that the line status of fastEthernet 0/3 on the Junior switch was down, we promptly rectified the issue using the following commands:</text:span></text:p>
      <text:p text:style-name="P2"><draw:frame text:anchor-type="as-char" svg:width="142.52mm" svg:height="49.39mm" style:rel-width="scale" style:rel-height="scale"><draw:object-ole xlink:href="OleObj2"/><draw:image xlink:href="ObjectReplacements/OleObj2"/></draw:frame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9">Challenge 06: Network Troubleshooting and Configuration</text:span><text:span text:style-name="T30"/></text:p>
      <text:p text:style-name="P2"><text:span text:style-name="T30"/></text:p>
      <text:p text:style-name="P2"><text:span text:style-name="T31">Approach:</text:span></text:p>
      <text:p text:style-name="P2"><text:span text:style-name="T32">Our strategy involved meticulous troubleshooting to identify and resolve network errors, followed by systematic configuration adjustments to ensure optimal performance.</text:span></text:p>
      <text:p text:style-name="P2"><text:span text:style-name="T32"/></text:p>
      <text:p text:style-name="P2"><text:span text:style-name="T33">Solution:</text:span></text:p>
      <text:p text:style-name="P2"><text:span text:style-name="T34">Initially, we configured the switches as follows:</text:span></text:p>
      <text:p text:style-name="P2"><text:span text:style-name="T34"/></text:p>
      <text:p text:style-name="P2"><text:span text:style-name="T35">Admin:</text:span></text:p>
      <text:p text:style-name="P2"><text:span text:style-name="T36">Switch(config)#interface gig0/1</text:span></text:p>
      <text:p text:style-name="P2"><text:span text:style-name="T36">Switch(config-if)#switchport mode trunk</text:span></text:p>
      <text:p text:style-name="P2"><text:span text:style-name="T36">Switch(config)#interface fa0/3</text:span></text:p>
      <text:p text:style-name="P2"><text:span text:style-name="T36">Switch(config-if)#switchport mode access</text:span></text:p>
      <text:p text:style-name="P2"><text:span text:style-name="T36">Switch(config-if)#switchport access vlan 2</text:span></text:p>
      <text:p text:style-name="P2"><text:span text:style-name="T36">Switch(config-if)#exit</text:span></text:p>
      <text:p text:style-name="P2"><text:span text:style-name="T36">Switch(config)#interface fa0/2</text:span></text:p>
      <text:p text:style-name="P2"><text:span text:style-name="T36">Switch(config-if)#switchport mode access</text:span></text:p>
      <text:p text:style-name="P2"><text:span text:style-name="T36">Switch(config-if)#switchport access vlan 1</text:span></text:p>
      <text:p text:style-name="P2"><text:span text:style-name="T36">Switch(config-if)#exit</text:span></text:p>
      <text:p text:style-name="P2"><text:span text:style-name="T36">Switch(config)#interface fa0/1</text:span></text:p>
      <text:p text:style-name="P2"><text:span text:style-name="T36">Switch(config-if)#switchport mode access</text:span></text:p>
      <text:p text:style-name="P2"><text:span text:style-name="T36">Switch(config-if)#switchport access vlan 3</text:span></text:p>
      <text:p text:style-name="P2"><text:span text:style-name="T36">Switch(config-if)#exit</text:span></text:p>
      <text:p text:style-name="P2"><text:span text:style-name="T36">Switch(config)#end</text:span></text:p>
      <text:p text:style-name="P2"><text:span text:style-name="T36">Switch#write memory</text:span></text:p>
      <text:p text:style-name="P2"><text:span text:style-name="T36"/></text:p>
      <text:p text:style-name="P2"><text:span text:style-name="T37">Senior:</text:span></text:p>
      <text:p text:style-name="P2"><text:span text:style-name="T38">Switch(config)#interface gig0/1</text:span></text:p>
      <text:p text:style-name="P2"><text:span text:style-name="T38">Switch(config-if)#switchport mode trunk</text:span></text:p>
      <text:p text:style-name="P2"><text:span text:style-name="T38">Switch(config)#interface fa0/1</text:span></text:p>
      <text:p text:style-name="P2"><text:span text:style-name="T38">Switch(config-if)#switchport mode access</text:span></text:p>
      <text:p text:style-name="P2"><text:span text:style-name="T38">Switch(config-if)#switchport access vlan 2</text:span></text:p>
      <text:p text:style-name="P2"><text:span text:style-name="T38">Switch(config-if)#exit</text:span></text:p>
      <text:p text:style-name="P2"><text:span text:style-name="T38">Switch(config)#interface fa0/2</text:span></text:p>
      <text:p text:style-name="P2"><text:span text:style-name="T38">Switch(config-if)#switchport mode access</text:span></text:p>
      <text:p text:style-name="P2"><text:span text:style-name="T38">Switch(config-if)#switchport access vlan 3</text:span></text:p>
      <text:p text:style-name="P2"><text:span text:style-name="T38">Switch(config-if)#exit</text:span></text:p>
      <text:p text:style-name="P2"><text:span text:style-name="T38">Switch(config)#interface fa0/3</text:span></text:p>
      <text:p text:style-name="P2"><text:span text:style-name="T38">Switch(config-if)#switchport access vlan 1</text:span></text:p>
      <text:p text:style-name="P2"><text:span text:style-name="T38">Switch(config-if)#switchport mode access</text:span></text:p>
      <text:p text:style-name="P2"><text:span text:style-name="T38">Switch(config-if)#switchport access vlan 1</text:span></text:p>
      <text:p text:style-name="P2"><text:span text:style-name="T38">Switch(config-if)#exit</text:span></text:p>
      <text:p text:style-name="P2"><text:span text:style-name="T38">Switch(config)#end</text:span></text:p>
      <text:p text:style-name="P2"><text:span text:style-name="T38">Switch#write memory</text:span></text:p>
      <text:p text:style-name="P2"><text:span text:style-name="T38"/></text:p>
      <text:p text:style-name="P2"><text:span text:style-name="T38">After configuring the switches, we proceeded to adjust the following IP addresses:</text:span></text:p>
      <text:p text:style-name="P2"><text:span text:style-name="T38"/></text:p>
      <text:p text:style-name="P2"><text:span text:style-name="T38">VLAN1 on Senior: 10.0.0.2</text:span></text:p>
      <text:p text:style-name="P2"><text:span text:style-name="T38">VLAN2 on Senior: 30.0.0.2</text:span></text:p>
      <text:p text:style-name="P2"><text:span text:style-name="T38">VLAN3 on Senior: 40.0.0.2</text:span></text:p>
      <text:p text:style-name="P2"><text:span text:style-name="T38">Bob’s IP: 192.168.2.1</text:span></text:p>
      <text:p text:style-name="P2"><text:span text:style-name="T38">Hope’s IP: 192.168.1.1</text:span></text:p>
      <text:p text:style-name="P2"><text:span text:style-name="T38">Vicer’s IP: 192.168.3.1</text:span></text:p>
      <text:p text:style-name="P2"><text:span text:style-name="T38">Carlos’s IP: 192.168.2.2</text:span></text:p>
      <text:p text:style-name="P2"><text:span text:style-name="T38">Jack’s IP: 192.168.3.2</text:span></text:p>
      <text:p text:style-name="P2"><text:span text:style-name="T38">Harry’s IP: 192.168.1.2</text:span></text:p>
      <text:p text:style-name="P2"><text:span text:style-name="T38"/></text:p>
      <text:p text:style-name="P2"><text:span text:style-name="T38">With these adjustments, the network was successfully restored to full functionality.</text:span></text:p>
      <text:p text:style-name="P2"><text:span text:style-name="T38"/></text:p>
      <text:p text:style-name="P2"><text:span text:style-name="T38"/></text:p>
      <text:p text:style-name="P2"><text:span text:style-name="T38"/></text:p>
      <text:p text:style-name="P2"><text:span text:style-name="T38"/></text:p>
      <text:p text:style-name="P2"><text:span text:style-name="T38"/></text:p>
      <text:p text:style-name="P2"><text:span text:style-name="T38"/></text:p>
      <text:p text:style-name="P2"><text:span text:style-name="T39">Challenge 7: Resolving Layer 1 Problem - Duplex Mismatch </text:span></text:p>
      <text:p text:style-name="P2"><text:span text:style-name="T40"/></text:p>
      <text:p text:style-name="P2"><text:span text:style-name="T41">Approach:</text:span></text:p>
      <text:p text:style-name="P2"><text:span text:style-name="T42">In response to late collisions indicative of duplex mismatches on functional interfaces, a targeted approach was adopted to rectify the underlying layer 1 issue.</text:span></text:p>
      <text:p text:style-name="P2"><text:span text:style-name="T42"/></text:p>
      <text:p text:style-name="P2"><text:span text:style-name="T43">Solution:</text:span><text:span text:style-name="T44"/></text:p>
      <text:p text:style-name="P2"><text:span text:style-name="T44">To address the duplex mismatch on the Senior switch, the following commands were implemented:</text:span></text:p>
      <text:p text:style-name="P2"><text:span text:style-name="T44"/></text:p>
      <text:p text:style-name="P2"><text:span text:style-name="T44"/></text:p>
      <text:p text:style-name="P2"><draw:frame text:anchor-type="as-char" svg:width="134.06mm" svg:height="65.26mm" style:rel-width="scale" style:rel-height="scale"><draw:object-ole xlink:href="OleObj3"/><draw:image xlink:href="ObjectReplacements/OleObj3"/></draw:frame><text:span text:style-name="T44"/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2"><text:span text:style-name="T44"/></text:p>
      <text:p text:style-name="P2"><text:span text:style-name="T45">Challenge 08: SSH Configuration Correction</text:span><text:span text:style-name="T46"/></text:p>
      <text:p text:style-name="P2"><text:span text:style-name="T46"/></text:p>
      <text:p text:style-name="P2"><text:span text:style-name="T47">Approach:</text:span><text:span text:style-name="T48"/></text:p>
      <text:p text:style-name="P2"><text:span text:style-name="T48">After reviewing the running configurations and identifying improper SSH setup on the Admin Switch, corrective measures were taken to establish SSH configuration in alignment with best practices.</text:span></text:p>
      <text:p text:style-name="P2"><text:span text:style-name="T48"/></text:p>
      <text:p text:style-name="P2"><text:span text:style-name="T49">Solution:</text:span><text:span text:style-name="T50"/></text:p>
      <text:p text:style-name="P2"><text:span text:style-name="T50">The SSH setup on the Admin Switch was rectified using the following commands:</text:span></text:p>
      <text:p text:style-name="P2"><draw:frame text:anchor-type="as-char" svg:width="127.18mm" svg:height="91.72mm" style:rel-width="scale" style:rel-height="scale"><draw:object-ole xlink:href="OleObj4"/><draw:image xlink:href="ObjectReplacements/OleObj4"/></draw:frame><text:span text:style-name="T50"/></text:p>
      <text:p text:style-name="P2"><text:span text:style-name="T50"/></text:p>
      <text:p text:style-name="P2"><text:span text:style-name="T50"/></text:p>
      <text:p text:style-name="P2"><text:span text:style-name="T50"/></text:p>
      <text:p text:style-name="P2"><text:span text:style-name="T50"/></text:p>
      <text:p text:style-name="P2"><text:span text:style-name="T50"/></text:p>
      <text:p text:style-name="P2"><text:span text:style-name="T50"/></text:p>
      <text:p text:style-name="P2"><text:span text:style-name="T50"/></text:p>
      <text:p text:style-name="P2"><text:span text:style-name="T51">Challenge 09: SSH Timeout Configuration</text:span></text:p>
      <text:p text:style-name="P2"><text:span text:style-name="T52"/></text:p>
      <text:p text:style-name="P2"><text:span text:style-name="T53">Approach:</text:span></text:p>
      <text:p text:style-name="P2"><text:span text:style-name="T54">Understanding the significance of SSH timeouts, measures were taken to manage timeout settings effectively for enhanced network security and stability.</text:span></text:p>
      <text:p text:style-name="P2"><text:span text:style-name="T54"/></text:p>
      <text:p text:style-name="P2"><text:span text:style-name="T55">Solution:</text:span></text:p>
      <text:p text:style-name="P2"><text:span text:style-name="T56">To disable SSH and console timeouts, the following commands were executed:</text:span></text:p>
      <text:p text:style-name="P2"><text:span text:style-name="T56"/></text:p>
      <text:p text:style-name="P2"><text:span text:style-name="T57">Disable SSH timeout:</text:span></text:p>
      <text:p text:style-name="P2"><text:span text:style-name="T58">Switch(config)# line vty 0 15</text:span></text:p>
      <text:p text:style-name="P2"><text:span text:style-name="T58">Switch(config-line)# exec-timeout 0 0</text:span></text:p>
      <text:p text:style-name="P2"><text:span text:style-name="T59"/></text:p>
      <text:p text:style-name="P2"><text:span text:style-name="T59">Disable console timeout:</text:span></text:p>
      <text:p text:style-name="P2"><text:span text:style-name="T60">Switch(config)# line console 0</text:span></text:p>
      <text:p text:style-name="P2"><text:span text:style-name="T60">Switch(config-line)# exec-timeout 0 0</text:span></text:p>
      <text:p text:style-name="P2"><text:span text:style-name="T60"/></text:p>
      <text:p text:style-name="P2"><text:span text:style-name="T61">Ensure to save the settings:</text:span><text:span text:style-name="T62"/></text:p>
      <text:p text:style-name="P2"><text:span text:style-name="T62">Switch(config)# write memory</text:span></text:p>
      <text:p text:style-name="P2"><text:span text:style-name="T62"/></text:p>
      <text:p text:style-name="P2"><text:span text:style-name="T62">These adjustments ensure uninterrupted access and operation of the switch interfaces without any timeout interruptions.</text:span></text:p>
      <text:p text:style-name="P2"><text:span text:style-name="T62"/></text:p>
      <text:p text:style-name="P2"><text:span text:style-name="T62"/></text:p>
      <text:p text:style-name="P2"><text:span text:style-name="T62"/></text:p>
      <text:p text:style-name="P2"><text:span text:style-name="T62"/></text:p>
      <text:p text:style-name="P2"><text:span text:style-name="T63"/></text:p>
      <text:p text:style-name="P2"><text:span text:style-name="T63">Challenge 10: Trunking and VLAN Troubleshooting</text:span></text:p>
      <text:p text:style-name="P2"><text:span text:style-name="T64"/></text:p>
      <text:p text:style-name="P2"><text:span text:style-name="T65">Approach:</text:span></text:p>
      <text:p text:style-name="P2"><text:span text:style-name="T66">Upon identifying trunking and VLAN issues within the lab environment, a methodical troubleshooting approach was selected based on comprehensive research.</text:span></text:p>
      <text:p text:style-name="P2"><text:span text:style-name="T66"/></text:p>
      <text:p text:style-name="P2"><text:span text:style-name="T67">Solution:</text:span></text:p>
      <text:p text:style-name="P2"><text:span text:style-name="T68">To rectify the VLAN problems, the following operations were performed on the respective switches:</text:span></text:p>
      <text:p text:style-name="P2"><text:span text:style-name="T68"/></text:p>
      <text:p text:style-name="P2"><text:span text:style-name="T69">Switch Admin:</text:span></text:p>
      <text:p text:style-name="P2"><text:span text:style-name="T70">Switch(config)#interface vlan 1</text:span></text:p>
      <text:p text:style-name="P2"><text:span text:style-name="T70">Switch(config-if)#ip address 10.0.0.3 255.255.255.0</text:span></text:p>
      <text:p text:style-name="P2"><text:span text:style-name="T70">Switch(config-if)#no shutdown</text:span></text:p>
      <text:p text:style-name="P2"><text:span text:style-name="T70">Switch(config)#interface fa0/1-2</text:span></text:p>
      <text:p text:style-name="P2"><text:span text:style-name="T70">Switch(config-if)#switchport mode trunk</text:span></text:p>
      <text:p text:style-name="P2"><text:span text:style-name="T70">Switch(config-if)#interface fa0/3</text:span></text:p>
      <text:p text:style-name="P2"><text:span text:style-name="T70">Switch(config-if)#switchport mode access</text:span></text:p>
      <text:p text:style-name="P2"><text:span text:style-name="T70">Switch(config-if)#switchport access vlan 1</text:span></text:p>
      <text:p text:style-name="P2"><text:span text:style-name="T70"/></text:p>
      <text:p text:style-name="P2"><text:span text:style-name="T71">Switch Junior:</text:span></text:p>
      <text:p text:style-name="P2"><text:span text:style-name="T72">Switch(config)#interface vlan 1</text:span></text:p>
      <text:p text:style-name="P2"><text:span text:style-name="T72">Switch(config-if)#ip address 10.0.0.1 255.255.255.0</text:span></text:p>
      <text:p text:style-name="P2"><text:span text:style-name="T72">Switch(config-if)#no shutdown</text:span></text:p>
      <text:p text:style-name="P2"><text:span text:style-name="T72">Switch(config)#interface fa0/1-2</text:span></text:p>
      <text:p text:style-name="P2"><text:span text:style-name="T72">Switch(config-if)#switchport mode trunk</text:span></text:p>
      <text:p text:style-name="P2"><text:span text:style-name="T72">Switch(config-if)#interface fa0/3</text:span></text:p>
      <text:p text:style-name="P2"><text:span text:style-name="T72">Switch(config-if)#switchport mode access</text:span></text:p>
      <text:p text:style-name="P2"><text:span text:style-name="T72">Switch(config-if)#switchport access vlan 1</text:span></text:p>
      <text:p text:style-name="P2"><text:span text:style-name="T72"/></text:p>
      <text:p text:style-name="P2"><text:span text:style-name="T73">Switch Senior:</text:span></text:p>
      <text:p text:style-name="P2"><text:span text:style-name="T74">Switch(config)#interface fa0/1</text:span></text:p>
      <text:p text:style-name="P2"><text:span text:style-name="T74">Switch(config-if)#no shutdown</text:span></text:p>
      <text:p text:style-name="P2"><text:span text:style-name="T74">Switch(config)#interface fa0/1-2</text:span></text:p>
      <text:p text:style-name="P2"><text:span text:style-name="T74">Switch(config-if)#switchport mode trunk</text:span></text:p>
      <text:p text:style-name="P2"><text:span text:style-name="T74"/></text:p>
      <text:p text:style-name="P2"><text:span text:style-name="T74">These configurations ensure proper trunking and VLAN settings, resolving the identified issues within the lab environment.</text:span></text:p>
      <text:p text:style-name="P2"><text:span text:style-name="T74"/></text:p>
      <text:p text:style-name="P2"><text:span text:style-name="T7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